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 svg:font-family="'Lohit Hindi'" style:font-family-generic="system"/>
    <style:font-face style:name="OpenSymbol" svg:font-family="OpenSymbol" style:font-family-generic="system"/>
    <style:font-face style:name="DejaVu Sans Mono" svg:font-family="'DejaVu Sans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automatic-styles>
    <style:style style:name="Tabel1" style:family="table">
      <style:table-properties style:width="13.811cm" fo:margin-left="0.116cm" table:align="left"/>
    </style:style>
    <style:style style:name="Tabel1.A" style:family="table-column">
      <style:table-column-properties style:column-width="1.773cm"/>
    </style:style>
    <style:style style:name="Tabel1.B" style:family="table-column">
      <style:table-column-properties style:column-width="9.128cm"/>
    </style:style>
    <style:style style:name="Tabel1.C" style:family="table-column">
      <style:table-column-properties style:column-width="2.9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text-align="center" style:justify-single-word="false"/>
      <style:text-properties fo:font-size="14pt" fo:language="nl" fo:country="NL" fo:font-weight="bold" style:font-size-asian="14pt" style:font-weight-asian="bold" style:font-size-complex="14pt" style:font-weight-complex="bold"/>
    </style:style>
    <style:style style:name="P2" style:family="paragraph" style:parent-style-name="Subtitle">
      <style:paragraph-properties fo:text-align="center" style:justify-single-word="false"/>
    </style:style>
    <style:style style:name="P3" style:family="paragraph" style:parent-style-name="Standard">
      <style:text-properties fo:language="nl" fo:country="NL"/>
    </style:style>
    <style:style style:name="P4" style:family="paragraph" style:parent-style-name="Standard">
      <style:text-properties fo:language="nl" fo:country="NL" fo:font-weight="bold" style:font-weight-asian="bold"/>
    </style:style>
    <style:style style:name="P5" style:family="paragraph" style:parent-style-name="Standard">
      <style:text-properties fo:language="nl" fo:country="NL" fo:font-weight="bold" style:font-weight-asian="bold" style:font-weight-complex="bold"/>
    </style:style>
    <style:style style:name="P6" style:family="paragraph" style:parent-style-name="Standard">
      <style:text-properties fo:language="nl" fo:country="NL" style:font-weight-complex="bold"/>
    </style:style>
    <style:style style:name="P7" style:family="paragraph" style:parent-style-name="Standard">
      <style:text-properties fo:language="nl" fo:country="NL" style:text-underline-style="solid" style:text-underline-width="auto" style:text-underline-color="font-color" style:text-underline-mode="continuous" style:text-overline-mode="continuous" style:text-line-through-mode="continuous"/>
    </style:style>
    <style:style style:name="P8" style:family="paragraph" style:parent-style-name="Standard">
      <style:text-properties fo:language="nl" fo:country="NL" fo:font-weight="normal" style:font-weight-asian="normal" style:font-weight-complex="normal"/>
    </style:style>
    <style:style style:name="P9" style:family="paragraph" style:parent-style-name="Standard">
      <style:text-properties fo:language="nl" fo:country="NL" fo:font-style="italic" style:font-style-asian="italic"/>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US"/>
    </style:style>
    <style:style style:name="P12" style:family="paragraph" style:parent-style-name="Standard">
      <style:text-properties fo:language="en" fo:country="US" fo:font-weight="bold" style:font-weight-asian="bold" style:font-weight-complex="bold"/>
    </style:style>
    <style:style style:name="P1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text-properties fo:font-size="18pt" fo:language="nl" fo:country="NL" fo:font-weight="bold" style:font-size-asian="18pt" style:font-weight-asian="bold" style:font-size-complex="18pt"/>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language="nl" fo:country="BE"/>
    </style:style>
    <style:style style:name="P17" style:family="paragraph" style:parent-style-name="Standard">
      <style:text-properties fo:language="nl" fo:country="BE" fo:font-weight="normal" style:font-weight-asian="normal" style:font-weight-complex="normal"/>
    </style:style>
    <style:style style:name="P18" style:family="paragraph" style:parent-style-name="Standard">
      <style:text-properties fo:font-size="12pt" fo:language="nl" fo:country="BE" style:font-size-asian="10.5pt" style:font-size-complex="12pt"/>
    </style:style>
    <style:style style:name="P19" style:family="paragraph" style:parent-style-name="Normal">
      <style:text-properties fo:language="nl" fo:country="NL"/>
    </style:style>
    <style:style style:name="P20" style:family="paragraph" style:parent-style-name="Normal">
      <style:text-properties fo:language="nl" fo:country="NL" fo:font-weight="bold" style:font-weight-asian="bold"/>
    </style:style>
    <style:style style:name="P21" style:family="paragraph" style:parent-style-name="Normal">
      <style:text-properties fo:color="#222222" fo:language="nl" fo:country="N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language="nl" fo:country="NL"/>
    </style:style>
    <style:style style:name="P24" style:family="paragraph" style:parent-style-name="Title" style:master-page-name="MP0">
      <style:paragraph-properties fo:text-align="center" style:justify-single-word="false" style:page-number="auto" fo:break-before="page"/>
      <style:text-properties fo:language="nl" fo:country="NL"/>
    </style:style>
    <style:style style:name="P25" style:family="paragraph" style:parent-style-name="Standard">
      <style:text-properties fo:font-size="12pt" fo:language="nl" fo:country="BE" style:font-size-asian="12pt" style:font-size-complex="12pt"/>
    </style:style>
    <style:style style:name="P26" style:family="paragraph" style:parent-style-name="Standard">
      <style:text-properties fo:font-size="12pt" fo:language="nl" fo:country="BE" fo:font-weight="bold" style:font-size-asian="12pt" style:font-weight-asian="bold" style:font-size-complex="12pt" style:font-weight-complex="bold"/>
    </style:style>
    <style:style style:name="P27" style:family="paragraph" style:parent-style-name="Standard" style:list-style-name="L1"/>
    <style:style style:name="P28" style:family="paragraph" style:parent-style-name="Standard" style:list-style-name="L1">
      <style:text-properties fo:language="nl" fo:country="NL"/>
    </style:style>
    <style:style style:name="P29" style:family="paragraph" style:parent-style-name="Standard" style:list-style-name="L2">
      <style:text-properties fo:language="nl" fo:country="NL"/>
    </style:style>
    <style:style style:name="P30" style:family="paragraph" style:parent-style-name="Standard" style:list-style-name="L3">
      <style:text-properties fo:language="nl" fo:country="NL"/>
    </style:style>
    <style:style style:name="P31" style:family="paragraph" style:parent-style-name="Standard" style:list-style-name="L4">
      <style:text-properties fo:language="nl" fo:country="NL"/>
    </style:style>
    <style:style style:name="P32" style:family="paragraph" style:parent-style-name="Standard" style:list-style-name="L5">
      <style:text-properties fo:language="nl" fo:country="NL"/>
    </style:style>
    <style:style style:name="P33" style:family="paragraph" style:parent-style-name="Standard" style:list-style-name="L6">
      <style:text-properties fo:language="nl" fo:country="NL"/>
    </style:style>
    <style:style style:name="P34" style:family="paragraph" style:parent-style-name="Standard" style:list-style-name="L7">
      <style:text-properties fo:language="nl" fo:country="NL"/>
    </style:style>
    <style:style style:name="P35" style:family="paragraph" style:parent-style-name="Standard" style:list-style-name="L8">
      <style:text-properties fo:language="nl" fo:country="NL"/>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5"/>
    <style:style style:name="P40" style:family="paragraph" style:parent-style-name="Standard" style:list-style-name="L6"/>
    <style:style style:name="P41" style:family="paragraph" style:parent-style-name="Standard">
      <style:text-properties fo:language="nl" fo:country="BE" fo:font-weight="normal" style:font-weight-asian="normal" style:font-weight-complex="normal"/>
    </style:style>
    <style:style style:name="T1" style:family="text">
      <style:text-properties fo:language="nl" fo:country="NL"/>
    </style:style>
    <style:style style:name="T2" style:family="text">
      <style:text-properties fo:language="nl" fo:country="NL" style:font-size-complex="12pt"/>
    </style:style>
    <style:style style:name="T3" style:family="text">
      <style:text-properties fo:language="nl" fo:country="NL" fo:font-weight="bold" style:language-asian="ja" style:country-asian="JP" style:font-weight-asian="bold" style:language-complex="ar" style:country-complex="SA"/>
    </style:style>
    <style:style style:name="T4" style:family="text">
      <style:text-properties fo:language="nl" fo:country="NL" fo:font-weight="bold" style:language-asian="ja" style:country-asian="JP" style:font-weight-asian="bold" style:language-complex="ar" style:country-complex="SA" style:font-weight-complex="bold"/>
    </style:style>
    <style:style style:name="T5" style:family="text">
      <style:text-properties fo:language="nl" fo:country="NL" fo:font-weight="bold" style:font-weight-asian="bold" style:font-weight-complex="bold"/>
    </style:style>
    <style:style style:name="T6" style:family="text">
      <style:text-properties fo:language="nl" fo:country="NL" fo:font-style="italic" style:font-style-asian="italic" style:font-style-complex="italic"/>
    </style:style>
    <style:style style:name="T7" style:family="text">
      <style:text-properties fo:language="nl" fo:country="NL" style:language-asian="ja" style:country-asian="JP" style:language-complex="ar" style:country-complex="SA"/>
    </style:style>
    <style:style style:name="T8" style:family="text">
      <style:text-properties fo:language="nl" fo:country="NL" style:text-underline-style="solid" style:text-underline-width="auto" style:text-underline-color="font-color" style:text-underline-mode="continuous" style:text-overline-mode="continuous" style:text-line-through-mode="continuous"/>
    </style:style>
    <style:style style:name="T9" style:family="text">
      <style:text-properties fo:color="#222222" fo:language="nl" fo:country="NL"/>
    </style:style>
    <style:style style:name="T10" style:family="text">
      <style:text-properties fo:font-size="14pt" fo:language="nl" fo:country="NL" fo:font-weight="bold" style:font-size-asian="14pt" style:font-weight-asian="bold" style:font-size-complex="14pt"/>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font-size="12pt" style:font-size-asian="12pt" style:font-size-complex="12pt"/>
    </style:style>
    <style:style style:name="T14" style:family="text">
      <style:text-properties fo:font-size="12pt" style:font-size-asian="10.5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weight="bold" style:font-weight-asian="bold" style:font-weight-complex="bol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tay connected!</text:p>
      <text:p text:style-name="P1">Het bouwen van een gebruikersprofiel op basis van locatiegegevens</text:p>
      <text:p text:style-name="P2"><text:span text:style-name="Default_20_Paragraph_20_Font"><text:span text:style-name="T1">Door Hidde Hensel, Freddy de Greef en</text:span></text:span><text:span text:style-name="Default_20_Paragraph_20_Font"><text:span text:style-name="T2"> Diederik Beker</text:span></text:span></text:p>
      <text:p text:style-name="P5"/>
      <text:p text:style-name="P5"/>
      <text:p text:style-name="P5"/>
      <text:p text:style-name="P5"/>
      <text:p text:style-name="P5"/>
      <text:p text:style-name="P5"/>
      <text:p text:style-name="P5"/>
      <text:p text:style-name="P10"><text:span text:style-name="Default_20_Paragraph_20_Font"><text:span text:style-name="T4"/></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nleiding</text:p>
      <text:p text:style-name="P5"/>
      <text:p text:style-name="P6">Voor het vak net-centric computing werd ons gevraagd een android applicatie te maken met net-centric onderdelen. Uiteindelijk is besloten een applicatie te maken met als doel locatiegegevens te gebruiken om het gedrag van een gebruiker vast te leggen. Dit gebruikersprofiel kan door vele toepassingen gebruikt worden, wij hebben gekozen om hier een dating app omheen te bouwen.</text:p>
      <text:p text:style-name="P19"> </text:p>
      <text:p text:style-name="Normal"><text:span text:style-name="Default_20_Paragraph_20_Font"><text:span text:style-name="T9">Bij deze dating app is het de bedoeling te kijken naar het echte gedrag van een gebruiker, niet een schets die iemand van zichzelf </text:span></text:span><text:span text:style-name="Default_20_Paragraph_20_Font"><text:span text:style-name="T9">maakt. Op de achtergrond houd</text:span></text:span><text:span text:style-name="Default_20_Paragraph_20_Font"><text:span text:style-name="T9">t</text:span></text:span><text:span text:style-name="Default_20_Paragraph_20_Font"><text:span text:style-name="T9"> de app meta-informatie bij over de gebruiker in kwestie. </text:span></text:span><text:span text:style-name="Default_20_Paragraph_20_Font"><text:span text:style-name="T9">Er wordt bijgehouden waar de persoon is en waar deze naar toe gaat, hoelang die op deze locatie is, en er wordt door middel van geofencing bepaald wat er op die locatie </text:span></text:span><text:span text:style-name="Default_20_Paragraph_20_Font"><text:span text:style-name="T9">gedaan wordt. Bovendien wordt er door middel van peer-to-peer communicatie tussen de verschillende, in de buurt van elkaar te bevinden, telefoons bijgehouden met wie deze activiteit wordt uitgevoerd. Het belpatroon en app gebruik kan worden bijgehouden en </text:span></text:span><text:span text:style-name="Default_20_Paragraph_20_Font"><text:span text:style-name="T9">opgeslagen.</text:span></text:span></text:p>
      <text:p text:style-name="P19"> </text:p>
      <text:p text:style-name="P19">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19"> </text:p>
      <text:p text:style-name="P21">Als een match is gevonden kan er door middel van eerder verkregen informatie een plaats en tijd <text:soft-page-break/>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patronen, koffiedrinktijden, locaties, etc. delen.</text:p>
      <text:p text:style-name="P19"> </text:p>
      <text:p text:style-name="P19">Er wordt bij deze verschillende data opgeslagen. Deze data bestaat onder andere uit: locaties, dit wordt opgehaald m.b.v. Google Location Services, activiteiten en contact met andere personen. Dit wordt centraal bijgehouden in een database op de telefoon. Door middel van bluetooth kan er gecommuniceerd worden met andere telefoons en door middel van wifi en mobiel netwerk kunnen er gegevens worden gestuurd van en naar de server. Op de server wordt een patroon gemaakt van de data en dit wordt vergeleken met het patroon van andere gebruikers.</text:p>
      <text:p text:style-name="P19"> </text:p>
      <text:p text:style-name="P19">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19"> </text:p>
      <text:p text:style-name="P20">Probleemstelling</text:p>
      <text:p text:style-name="P20"/>
      <text:p text:style-name="P19">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al gebeurt). De vraag is echter of er, met behulp van locatiegegevens, een realistisch en nauwkeurig gebruikersprofiel kan worden aangemaakt.</text:p>
      <text:p text:style-name="P3"/>
      <text:p text:style-name="P3"/>
      <text:p text:style-name="P3"/>
      <text:p text:style-name="Standard"><text:span text:style-name="Default_20_Paragraph_20_Font"><text:span text:style-name="T10">Implementatie</text:span></text:span><text:span text:style-name="Default_20_Paragraph_20_Font"><text:span text:style-name="T5"> </text:span></text:span></text:p>
      <text:p text:style-name="P5"/>
      <text:p text:style-name="P5">SQLite Database (Diederik Beker)</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Standard"><text:span text:style-name="Default_20_Paragraph_20_Font"><text:span text:style-name="T1">Het lijkt ons het handigst om de data in een </text:span></text:span><text:span text:style-name="Default_20_Paragraph_20_Font"><text:span text:style-name="T1">s</text:span></text:span><text:span text:style-name="Default_20_Paragraph_20_Font"><text:span text:style-name="T6">tring </text:span></text:span><text:span text:style-name="Default_20_Paragraph_20_Font"><text:span text:style-name="T1">te verzenden. Een string is makkelijk op te slaan in de SQLite database van een android toestel, het is</text:span></text:span><text:span text:style-name="Default_20_Paragraph_20_Font"><text:span text:style-name="T1"> namelijk</text:span></text:span><text:span text:style-name="Default_20_Paragraph_20_Font"><text:span text:style-name="T1"> makkelijk te verzenden via bluetooth en </text:span></text:span><text:span text:style-name="Default_20_Paragraph_20_Font"><text:span text:style-name="T1">via wifi</text:span></text:span><text:span text:style-name="Default_20_Paragraph_20_Font"><text:span text:style-name="T1"> van en </text:span></text:span><text:span text:style-name="Default_20_Paragraph_20_Font"><text:span text:style-name="T1">naar</text:span></text:span><text:span text:style-name="Default_20_Paragraph_20_Font"><text:span text:style-name="T1"> de server. We kunnen een string zo indelen dat </text:span></text:span><text:span text:style-name="Default_20_Paragraph_20_Font"><text:span text:style-name="T1">er </text:span></text:span><text:span text:style-name="Default_20_Paragraph_20_Font"><text:span text:style-name="T1"><text:s/>in één string alle data </text:span></text:span><text:span text:style-name="Default_20_Paragraph_20_Font"><text:span text:style-name="T1">verpakt en verzonden kan worden</text:span></text:span><text:span text:style-name="Default_20_Paragraph_20_Font"><text:span text:style-name="T1"> door middel van scheidings tekens.</text:span></text:span></text:p>
      <text:p text:style-name="P3"/>
      <text:p text:style-name="P7">Voorbeeld:</text:p>
      <text:p text:style-name="P3">We willen graag de volgende data verzenden:</text:p>
      <text:p text:style-name="P11">Location: Long:53.2352349, Lat:4.23482092</text:p>
      <text:p text:style-name="P11">Address: Sciencepark 500, Amsterdam, The Netherlands</text:p>
      <text:p text:style-name="P11">App usage: phone:54min20secs, WhatsApp:21mins08secs, SnapChat:5mins12secs</text:p>
      <text:p text:style-name="P11"><text:soft-page-break/></text:p>
      <text:p text:style-name="P3">We kunnen deze data in één string zetten met het scheidingsteken ';'</text:p>
      <text:p text:style-name="P11">“Location: Long:53.2352349, Lat:4.23482092;Address: Sciencepark 500, Amsterdam, The Netherlands;App usage: phone:54min20secs, WhatsApp:21mins08secs, SnapChat:5mins12secs”</text:p>
      <text:p text:style-name="P11"/>
      <text:p text:style-name="P3">Deze string kunnen we vervolgens op een ander toestel of op de server weer logisch opdelen in de individuele strings 'Location', 'Address' en 'App usage'.</text:p>
      <text:p text:style-name="P3"/>
      <text:p text:style-name="P4">MySQL Database</text:p>
      <text:p text:style-name="P3">In de MySQL database op de server zitten vier tabellen. De eerste tabel, testdatabase (bijlage 1), </text:p>
      <text:p text:style-name="P3">bevat alle informatie die van de telefoon naar de server is gestuurd. Er zijn vier kolommen: User, location, inputid en sex. Er wordt periodiek data van de app naar de server gestuurd, daardoor kunnen er meerdere rijen per gebruiker voorkomen. De location koom bevat nu nog een string met locatie informatie. Om met deze locatie informatie verder te werken wordt de data in de testdatabase verder verwerkt en opgeslagen in tabel twee, sortedDatabase (bijlage 2). In deze database staat de, voor locatie informatie, zeer belangrijke Latitude en Longitude. Met deze coordinaten kunnen namelijk steden worden opgevraagd en zo kan tabel 3 (bijlage 3) worden gemaakt. In deze tabel staat, per gebruiker, welke steden deze hebben bezocht (cities) en in hoeveel verschillende steden deze zijn geweest (activity). Per gebruiker is er dus één rij met gegevens. De gebruikers kunnen dan vergeleken worden en, indien er een match is gevonden, opgeslagen worden in tabel 4 (bijlage 4).</text:p>
      <text:p text:style-name="P3"/>
      <text:p text:style-name="P3"/>
      <text:p text:style-name="P5">User accounts (Diederik Beker)</text:p>
      <text:p text:style-name="P3">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3"/>
      <text:p text:style-name="P12">Make the android application a service (Diederik Beker)</text:p>
      <text:p text:style-name="Standard"><text:span text:style-name="Default_20_Paragraph_20_Font"><text:span text:style-name="T11">For this application to work properly it obviously needs to continueously gather information. For this to be possible the application needs to always be running. If you keep the </text:span></text:span><text:span text:style-name="Default_20_Paragraph_20_Font"><text:span text:style-name="T11">application running on the I/O-thread you would not be able to use your phone for other things, that is obviously not going to work. For this reason our app will be implemented as a </text:span></text:span><text:span text:style-name="Default_20_Paragraph_20_Font"><text:span text:style-name="T12">service. </text:span></text:span><text:span text:style-name="Default_20_Paragraph_20_Font"><text:span text:style-name="T11">A service is an application running in the background on a differ</text:span></text:span><text:span text:style-name="Default_20_Paragraph_20_Font"><text:span text:style-name="T11">ent thread then the I/O-thread. This way it can continueously gather data without the user noticing the application being run. A problem could arise with a phone that is being restart, the application has to be started manualy for it to start getting the i</text:span></text:span><text:span text:style-name="Default_20_Paragraph_20_Font"><text:span text:style-name="T11">nformation again. For this we implented a </text:span></text:span><text:span text:style-name="Default_20_Paragraph_20_Font"><text:span text:style-name="T12">BroadcastReceiver</text:span></text:span><text:span text:style-name="Default_20_Paragraph_20_Font"><text:span text:style-name="T11"> that listens for </text:span></text:span><text:span text:style-name="Default_20_Paragraph_20_Font"><text:span text:style-name="T12">BOOT_COMPLETE</text:span></text:span><text:span text:style-name="Default_20_Paragraph_20_Font"><text:span text:style-name="T11">. Due to android being able to stop the application if it lacks memory we will have the </text:span></text:span><text:span text:style-name="Default_20_Paragraph_20_Font"><text:span text:style-name="T12">onStartCommand</text:span></text:span><text:span text:style-name="Default_20_Paragraph_20_Font"><text:span text:style-name="T11"> return </text:span></text:span><text:span text:style-name="Default_20_Paragraph_20_Font"><text:span text:style-name="T12">START_STICKY </text:span></text:span><text:span text:style-name="Default_20_Paragraph_20_Font"><text:span text:style-name="T11">and our onCreate will call startService on </text:span></text:span><text:span text:style-name="Default_20_Paragraph_20_Font"><text:span text:style-name="T11">itself, the application will restart as soon as enough memory is available.</text:span></text:span></text:p>
      <text:p text:style-name="P11"/>
      <text:p text:style-name="P4">Data visualisatie (Hidde Hensel)</text:p>
      <text:p text:style-name="P3">Data visualisatie wordt mede mogelijk gemaakt door Google Fusion Tables API[1]. Met deze API kan er zeer gemakkelijk de activiteit van de gebruikers in kaart worden gebracht. De locatiedatabase, de database waar alle locaties van alle gebruikers in opgeslagen zitten, wordt hiervoor gebruikt. Om de data in google fusion tables te zetten moet de database eerst geexporteerd <text:soft-page-break/>worden als een .csv. Door deze .csv file op Google Drive te zetten kan het zo worden ingeladen in google fusion tables. Daarna kunnen er automatisch van de Latitude en de Longitude kolommen locaties worden aangemaakt in google maps. Afhankelijk van de gebruiker kunnen deze punten verschillende kleuren krijgen, een voorbeeld is te zien in afbeelding 1. <text:s/></text:p>
      <text:p text:style-name="P3"/>
      <text:p text:style-name="P4">Android-Server connectie (Hidde Hensel)</text:p>
      <text:p text:style-name="P3">Een Android applicatie kan niet rechtstreeks connectie maken met een database op een server. De app kan echter wel via een bestand op de server een connectie met de database maken, hiervoor gebruiken wij een bestand met een php script. Het belangrijkste van deze connectie is om de entries in de <text:s/>SQLite database naar de MYSQL database te sturen. Dit is gerealiseerd met een HTTP POST van de android app.[2] Dit stuurt een string naar het php script, de benodigde data wordt uit deze string gehaald en in de MYSQL database op de server gezet. <text:s/></text:p>
      <text:p text:style-name="P3"/>
      <text:p text:style-name="P3">Deze methode wordt ook gebruikt bij het vinden van een match. De gebruiker kan, nu nog via een button, kijken of er een match is gevonden. De applicatie stuurt dan, onClick, de gebruikersnaam naar een php script op de server,dit script kijkt met een query of de gebruiker in de matchtabel voorkomt. Indien dit zo is stuurt het php script een string terug naar de applicatie van de gebruiker met de match.</text:p>
      <text:p text:style-name="P3"/>
      <text:p text:style-name="P4">Data sorteren op de server(Hidde Hensel)</text:p>
      <text:p text:style-name="P3">Om de data die van de android applicatie naar de mysql database tabel is gezonden te sorteren, is gebruik gemaakt van een java programma. Dit java programma, nu nog op onze laptops, kan in tegenstelling tot een android applicatie wel rechtstreeks connectie maken met de database op de server. Uiteindelijk is het de bedoeling om dit java programma periodiek op de server uit te voeren. Het java programma haalt alle data op uit de mysql tabel met de data van de telefoon. Deze tabel heeft twee belangrijke kolommen, gebruiker en locatie. De gesorteerde database heeft meerdere kolommen voor locatie, het is dus nodig om de string van de locatiekolom te uit elkaar te halen. Het uit elkaar halen van deze string wordt gedaan m.b.v. .split. Uiteindelijk wordt de tijd, latitude, longitude en adres uit de locatiestring gehaald en opgeslagen in de nieuwe, gesorteerde, database tabel.</text:p>
      <text:p text:style-name="P4"/>
      <text:p text:style-name="P4"/>
      <text:p text:style-name="P4"/>
      <text:p text:style-name="P4"/>
      <text:p text:style-name="P4"/>
      <text:p text:style-name="P4"/>
      <text:p text:style-name="P4"/>
      <text:p text:style-name="P4"/>
      <text:p text:style-name="P4"/>
      <text:p text:style-name="P4"/>
      <text:p text:style-name="P4">Matchen van gebruikers (Hidde Hensel)</text:p>
      <text:p text:style-name="P3">Voor het matchen van gebruikers is het nodig om van alle gesorteerde data van een gebruiker een gebruikersprofiel aan te maken. Dit hebben wij gerealiseerd door een aparte tabel(bijlage 3) te maken op de serverdatabase voor alle gebruikersprofielen, waarbij er één rij is per gebruiker. Gebruik makend van google api's, door middel van de longitude en latitude van de gesorteerde tabel, is het mogelijk om locatie informatie op te zoeken. Hier kan onder andere de stadsnaam makkelijk worden uitgehaald en zo opgeslagen worden in een andere databasetabel. In deze profielentabel worden gebruikers opgeslagen en wordt langzamerhand hun profiel gebouwd. Op dit ogenblik wordt er vooral gebruik gemaakt van bezochte steden. Er wordt per gebruiker opgezocht welke steden zijn bezocht en alle bezochte steden worden in één lijst opgeslagen. Achter de steden wordt opgeslagen hoe vaak, door middel van een counter, de gebruiker in deze steden is verbleven. Aan de hand van de aantal bezochte steden wordt er uitgerekend wat de activity van een persoon is <text:soft-page-break/>(in principe dus hoeveel die persoon reist).</text:p>
      <text:p text:style-name="P4"/>
      <text:p text:style-name="P4">Conclusie</text:p>
      <text:p text:style-name="P9">Wat hebben we nu, wat kan er beter, waar hebben we van geleerd.</text:p>
      <text:p text:style-name="P3">Het is dus zeer goed mogelijk om uit de locatiegegevens van een gebruiker een realistisch profiel te creeren. We hebben echter niet intensief kunnen testen met echte gebruikers, daarom hebben we zelf gebruikers toegevoegd aan de database. </text:p>
      <text:p text:style-name="P3"/>
      <text:p text:style-name="P3">Het is zeer handig om elke dag minstens één keer een bespreking te houden. Zo kan er snel worden gekeken wat er gedaan is, wat er nog gedaan moet worden en of een idee of methode niet werkt en anders moet worden geimplementeerd. Dit is door ons eigenlijk pas in de laatste week gedaan en daardoor hebben we belangrijke beslissingen, bijvoorbeeld over de Bluetooth-verbinding implementatie, te laat gemaakt. Het is ook niet handig om vooraf een vaste planning te maken, maar deze planning elke dag bij te stellen.</text:p>
      <text:p text:style-name="P4"/>
      <text:p text:style-name="P4">Bluetooth </text:p>
      <text:p text:style-name="P17"><text:span text:style-name="T13">Gebruik</text:span></text:p>
      <text:p text:style-name="P17">De app gebruikt de bluetooth momenteel alleen voor het vinden van de mac adressen van de apparaten in de buurt. Zo kunnen wij als ontwikkelaars van de app zien welke app gebruikers met elkaar omgaan. Zo kunnen we bijvoorbeeld groepen maken en kijken of de blind date daadwerkelijk heeft plaats gevonden.<text:line-break/>De gevonden apparaten worden in een string list gezet en deze moet worden verstuurd naar de database. [3]</text:p>
      <text:p text:style-name="P17"/>
      <text:p text:style-name="P25">Thread</text:p>
      <text:p text:style-name="P16"><text:span text:style-name="T15">Om de bluetooth functie bij de app toe te voegen hebben we gekozen voor een apparte thread die de bluetoothactivity class zal aanroepen. Er is ook geprobeerd de bluetoothactivity aan te roepen met een asynchrone main thread. Dit werkte niet omdat de andere activiteiten al veel gebruik maken van de mainthread.</text:span><text:line-break/></text:p>
      <text:p text:style-name="P16"><text:span text:style-name="T13">De gebruiker</text:span><text:line-break/>De bluetooth wordt aangezet als de user op het knopje bluetooth drukt. Dit gebeurd zonder te vragen omdat de gebruiker van bluetooth gebruik wil maken en het niet nodig zal zijn om te vragen of hij bluetooth wil inschakelen.<text:line-break/>Er wordt echter wel gevraagd of je zelf waarneembaar wilt worden op bluetooth. Dit door privacy overwegingen.<text:line-break/><text:line-break/><text:span text:style-name="T16">Peer-to-peer</text:span></text:p>
      <text:p text:style-name="P18">Zoals de bluetooth service nu is geïmplementeerd is er geen echte connectie tussen twee apparaten. Er wordt alleen gekeken wie er allemaal in de buurt is. Het oorspronkelijke idee was om een bluetooth peer-to-peer netwerk op te zetten. Waarbij bij de apparaten die in de buurt waren gekeken wordt of zij dezelfde app gebruiken. Als dit het geval is wordt er data uitgewisseld met behulp van een server client model. Dit model maakt gebruik van een server en client socket die in aparte threads worden gerund. De server socket zal luisteren met een bepaald UUID die gehardcode is in de app. De client socket zal kijken of hij een server socket kan vinden, hiervoor heb je het MAC addres nodig van de server socket en het UUID. Het MAC adres wordt verkregen door de lijst van gevonden apparaten in de buurt door te lopen en een voor een met de server sockets proberen te connecten. Als er een connectie is tussen twee devices wordt de server socket gesloten en zal stoppen met luisteren. </text:p>
      <text:p text:style-name="P18">Bij het zoeken naar de server client connectie is er in de broadcast receiver de functie discovery_finished en action_found gebruikt. Bij het beëindigen van de discovery wordt de lijst met apparaten doorlopen en gekeken of er een connectie kan worden gemaakt. Is dit niet het geval dan <text:soft-page-break/>wordt de lijst met apparaten gewist en de discovery weer aangezet. Bij het vinden van het apparaat wordt deze in de string list van apparaten gezet.</text:p>
      <text:p text:style-name="P16"><text:span text:style-name="T14">De file transfer zal nu starten met een input en outputstream. De reden dat we voor dit server client model hebben gekozen is omdat we bij de file transfer goed kunnen bijhouden wat voor data we kunnen sturen. Helaas kwamen er later pas achter dat deze files zo groot zijn dat dit bijna niet te gebruiken was. En hebben we ons plan moeten inperken tot het slechts vinden van de apparaten in de buurt,</text:span><text:line-break/><text:line-break/>Als de benodigde bluetooth activiteiten hebben plaatsgevonden wordt de bluetooth uitgezet en de thread beëindigt.</text:p>
      <text:p text:style-name="P17">Met het vorige model zouden ook de sockets nog moeten worden opgeruimd anders kan er slechts een keer in een bepaalde tijd connectie gemaakt worden.</text:p>
      <text:p text:style-name="P8"/>
      <text:p text:style-name="P26">Conclusie</text:p>
      <text:p text:style-name="P16">Bij het werken aan het project hebben wij niet goed nagedacht in welke volgorde wij welke stap <text:s/>wouden zetten. Dit heeft ons de das omgedaan bij het bluetooth connectie gedeelte. Het originele plan was om eerst de connecties werkend te krijgen en daarna verder te werken. Alleen heeft het veel te lang geduurd om de bluetooth socket connectie goed werkend te krijgen om het vervolgens niet te gebruiken. De les hierin zou zijn om stapsgewijs steeds te kijken wat het volgende nodige is om te implementeren en niet al te veel vooruit te werken in een nog hypothetische richting. Omdat je niet zeker weet of je geleverde product nog in het plan zal vallen. Ook was de nodige communicatie over het niet gebruiken van de sockets er pas een dag later dat betekent een volle werkdag verspilde tijd voor het project. </text:p>
      <text:p text:style-name="P16">Al met al zou er tijd bespaard kunnen worden door steeds te kijken hoever je met bepaalde delen van het project bent en wat de volgende logische stap is.</text:p>
      <text:p text:style-name="P3"/>
      <text:p text:style-name="P3"/>
      <text:p text:style-name="P3"/>
      <text:p text:style-name="P3"/>
      <text:p text:style-name="P3"/>
      <text:p text:style-name="P5">Log</text:p>
      <text:p text:style-name="P5"/>
      <text:p text:style-name="P7">Maandag 10-Juni:</text:p>
      <text:list xml:id="list4644068478663901462" text:style-name="L1">
        <text:list-item>
          <text:p text:style-name="P28">Bespreking project → wat gaan we doen?</text:p>
        </text:list-item>
        <text:list-item>
          <text:p text:style-name="P28">Conclusie: Stay Connected, Diederik verantwoordelijk voor git</text:p>
        </text:list-item>
        <text:list-item>
          <text:p text:style-name="P27">Taakverdeling (zie Planning hierboven)</text:p>
        </text:list-item>
        <text:list-item>
          <text:p text:style-name="P28">Eind van de dag → wie heeft wat afgekregen?</text:p>
        </text:list-item>
        <text:list-item>
          <text:p text:style-name="P28">Conclusie: Iets meer tijd nodig voor alles, verslag voor groot deel opgesteld</text:p>
        </text:list-item>
      </text:list>
      <text:p text:style-name="P3"/>
      <text:p text:style-name="P3"/>
      <text:p text:style-name="P13">Dinsdag 11-Juni:</text:p>
      <text:list xml:id="list3457377053866956540" text:style-name="L2">
        <text:list-item>
          <text:p text:style-name="P36">Hidde is ziek</text:p>
        </text:list-item>
        <text:list-item>
          <text:p text:style-name="P29">Wat gaan we doen vandaag?</text:p>
        </text:list-item>
        <text:list-item>
          <text:p text:style-name="P36">Conclusie: Verder volgens planning</text:p>
        </text:list-item>
        <text:list-item>
          <text:p text:style-name="P29">Hidde werkt wanneer die kan, haalt in het weekend in wanneer beter</text:p>
        </text:list-item>
        <text:list-item>
          <text:p text:style-name="P29">Eind van de dag → wie heeft wat afgekregen?</text:p>
        </text:list-item>
        <text:list-item>
          <text:p text:style-name="P29">Conclusie: Location gevonden, morgen verder met database</text:p>
        </text:list-item>
      </text:list>
      <text:p text:style-name="P3"/>
      <text:p text:style-name="P3"/>
      <text:p text:style-name="P13">Woensdag 12-Juni:</text:p>
      <text:list xml:id="list8310338127915617033" text:style-name="L3">
        <text:list-item>
          <text:p text:style-name="P37">Hidde is ziek</text:p>
        </text:list-item>
        <text:list-item>
          <text:p text:style-name="P30"><text:soft-page-break/>Wat gaan we doen vandaag?</text:p>
        </text:list-item>
        <text:list-item>
          <text:p text:style-name="P37">Conclusie: Verder met taken</text:p>
        </text:list-item>
        <text:list-item>
          <text:p text:style-name="P30">Eind van de dag → wie heeft wat afgekregen?</text:p>
        </text:list-item>
        <text:list-item>
          <text:p text:style-name="P30">Conclusie: Bluetooth is stuk lastiger dan gedacht, database opslaan gelukt, maar morgen maken met Service zodat die concurrent kan, brief naar Technology Transfer Office gestuurd</text:p>
        </text:list-item>
      </text:list>
      <text:p text:style-name="P3"/>
      <text:p text:style-name="P3"/>
      <text:p text:style-name="P13">Vrijdag 14-Juni:</text:p>
      <text:list xml:id="list7807434993475427456" text:style-name="L4">
        <text:list-item>
          <text:p text:style-name="P38">Hidde is nog steeds ziek</text:p>
        </text:list-item>
        <text:list-item>
          <text:p text:style-name="P31">Wat gaan we doen vandaag?</text:p>
        </text:list-item>
        <text:list-item>
          <text:p text:style-name="P38"><text:span text:style-name="Default_20_Paragraph_20_Font"><text:span text:style-name="T1">Conclusie: Bluetooth afmaken, duurt nog wel even, anders in het weekend afmaken. </text:span></text:span>Database schrijven en ophalen concurrent maken d.m.v. Services</text:p>
        </text:list-item>
        <text:list-item>
          <text:p text:style-name="P31">Eind van de dag → wie heeft wat afgekregen?</text:p>
        </text:list-item>
        <text:list-item>
          <text:p text:style-name="P31">Conclusie: Verslag geschreven en concurrency van database schrijven en lezen afgemaakt. Bluetooth is nog steeds lastig, maar voortgang, dit weekend afmaken.</text:p>
        </text:list-item>
      </text:list>
      <text:p text:style-name="P3"/>
      <text:p text:style-name="P3"/>
      <text:p text:style-name="P13">Maandag 17-Juni:</text:p>
      <text:list xml:id="list1035674246504729310" text:style-name="L5">
        <text:list-item>
          <text:p text:style-name="P39">Hidde weer beter!</text:p>
        </text:list-item>
        <text:list-item>
          <text:p text:style-name="P32">Wat gaan we doen vandaag?</text:p>
        </text:list-item>
        <text:list-item>
          <text:p text:style-name="P32">Conclusie: Hidde gaat hard aan het werk met de server-android connectie, Diederik gaat werken aan data verzending (Wat? Hoe?), Freddy gaat weer verder met bluetooth want dat was nog niet gelukt.</text:p>
        </text:list-item>
        <text:list-item>
          <text:p text:style-name="P32">Eind van de dag → wie heeft wat afgekregen?</text:p>
        </text:list-item>
        <text:list-item>
          <text:p text:style-name="P39"><text:span text:style-name="Default_20_Paragraph_20_Font"><text:span text:style-name="T1">Conclusie: Verslag uitgebreid en data verzending plan af</text:span></text:span><text:span text:style-name="Default_20_Paragraph_20_Font"><text:span text:style-name="T1">gerond. Adres wordt opgezocht en ook opgeslagen op toestel. Data verpakking klaar op android toestel, klaar om te verzenden. Bluetooth is nog altijd lastig, wordt hard aan gewerkt, nu ook in communicatie met andere groep. </text:span></text:span>Server naar android connectie nog niet af, vanavond doorwerken.</text:p>
        </text:list-item>
      </text:list>
      <text:p text:style-name="Standard"/>
      <text:p text:style-name="Standard"/>
      <text:p text:style-name="P13">Dinsdag 18-Juni:</text:p>
      <text:list xml:id="list9185182111777573119" text:style-name="L6">
        <text:list-item>
          <text:p text:style-name="P33">Wat gaan we doen vandaag?</text:p>
        </text:list-item>
        <text:list-item>
          <text:p text:style-name="P33">Conclusie: Hidde gaat verder met de server, Freddy gaat verder met bluetooth en Diederik gaat een sendActivity maken en een AccountManager inschakelen zodat de user herkend kan worden.</text:p>
        </text:list-item>
        <text:list-item>
          <text:p text:style-name="P33">Eind van de dag → wie heeft wat afgekregen?</text:p>
        </text:list-item>
        <text:list-item>
          <text:p text:style-name="P33">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Uiteindelijk in de avond afgekregen AccountManager in gebruik genomen voor het herkennen van gebruikers.</text:p>
        </text:list-item>
      </text:list>
      <text:p text:style-name="P3"/>
      <text:p text:style-name="P3"/>
      <text:p text:style-name="P13">Woensdag 19-Juni:</text:p>
      <text:list xml:id="list41567379" text:continue-numbering="true" text:style-name="L6">
        <text:list-item>
          <text:p text:style-name="P33">Wat gaan we doen vandaag?</text:p>
        </text:list-item>
      </text:list>
      <text:p text:style-name="P3"><text:tab/><text:tab/>-Hidde: Server-android connectie app afmaken en mergen met hoofdapp.</text:p>
      <text:p text:style-name="P3"><text:tab/><text:tab/>-Diederik: Helpen met server-android connectie, sorteren van data op server</text:p>
      <text:p text:style-name="Standard"><text:span text:style-name="Default_20_Paragraph_20_Font"><text:span text:style-name="T1"><text:tab/><text:tab/></text:span></text:span>-Freddy: Bluetooth verbinding, zelf nog sockets werkend proberen te krijgen</text:p>
      <text:list xml:id="list41555798" text:continue-numbering="true" text:style-name="L6">
        <text:list-item>
          <text:p text:style-name="P33">Eind van de dag → wie heeft wat afgekregen?</text:p>
        </text:list-item>
        <text:list-item>
          <text:p text:style-name="P33">Conclusie: </text:p>
        </text:list-item>
        <text:list-item>
          <text:p text:style-name="P33">De server-android werkt nu in de hoofdapp, visualisatie van de locatiegegevens is uitgezocht en <text:soft-page-break/>kan met Google fusion tables API, Bluetooth verbinding is nog steeds niet werkend.</text:p>
        </text:list-item>
      </text:list>
      <text:p text:style-name="P3"/>
      <text:p text:style-name="P3"/>
      <text:p text:style-name="P13">Vrijdag 21-Juni:</text:p>
      <text:list xml:id="list41570359" text:continue-numbering="true" text:style-name="L6">
        <text:list-item>
          <text:p text:style-name="P33">Wat gaan we doen vandaag?</text:p>
        </text:list-item>
      </text:list>
      <text:p text:style-name="P3"><text:tab/><text:tab/>-Hidde: Sorteren van data op server afmaken, visualisatie van data bekijken, logo maken, kijken naar het sorteren van data.</text:p>
      <text:p text:style-name="Standard"><text:span text:style-name="Default_20_Paragraph_20_Font"><text:span text:style-name="T1"><text:tab/></text:span></text:span><text:span text:style-name="Default_20_Paragraph_20_Font"><text:span text:style-name="T1"><text:tab/></text:span></text:span>-Diederik: afwezig</text:p>
      <text:p text:style-name="Standard"><text:tab/><text:tab/>-Freddy: Bluetooth verbinding</text:p>
      <text:list xml:id="list41555977" text:continue-numbering="true" text:style-name="L6">
        <text:list-item>
          <text:p text:style-name="P33">Wie heeft wat afgekregen? </text:p>
        </text:list-item>
      </text:list>
      <text:p text:style-name="P3"><text:tab/><text:tab/>-Hidde: Logo gemaakt, tutorial gedaan voor fusion tables, csv van database met longitude en latitude → automatisch een map voor visualisatie.</text:p>
      <text:p text:style-name="P3"><text:tab/><text:tab/>-Diederik: afwezig</text:p>
      <text:p text:style-name="P3"><text:tab/><text:tab/>-Freddy: Werkende code van sockets gebruikt, en gezorgd dat het met onze code werkt</text:p>
      <text:p text:style-name="P7"/>
      <text:p text:style-name="P7"/>
      <text:p text:style-name="P13">Maandag 24-Juni:</text:p>
      <text:list xml:id="list41555813" text:continue-numbering="true" text:style-name="L6">
        <text:list-item>
          <text:p text:style-name="P33">Wat gaan we doen vandaag?</text:p>
        </text:list-item>
      </text:list>
      <text:p text:style-name="P3"><text:tab/><text:tab/>-Hidde: Visualisatie van data, bedenken hoe we gaan vergelijken van users</text:p>
      <text:p text:style-name="P3"><text:tab/><text:tab/>-Diederik: vergelijken van users</text:p>
      <text:p text:style-name="P3"><text:tab/><text:tab/>-Freddy: Bluetooth verbinding, zorgen dat de verbinding vaker dan eens wordt gezocht totdat er connectie is</text:p>
      <text:list xml:id="list41568853" text:continue-numbering="true" text:style-name="L6">
        <text:list-item>
          <text:p text:style-name="P33">Eind van de dag → wie heeft wat afgekregen?</text:p>
        </text:list-item>
        <text:list-item>
          <text:p text:style-name="P40">Conclusie:<text:span text:style-name="Default_20_Paragraph_20_Font"><text:span text:style-name="T1"> </text:span></text:span></text:p>
        </text:list-item>
      </text:list>
      <text:p text:style-name="P3"><text:tab/><text:tab/>-Hidde: De database ingeladen in google fusion tables. Het sorteren van de database beter gemaakt (verwijdert nu gebruikte data en geeft een kortere string mee). App kijkt nu of locatiegegevens verzamelen aan staat, zo niet dan gaat de app naar de instellingen van de telefoon. Gekeken naar of het google fusion tables inladen automatisch kan, maar is te veel werk voor nu. Gewerkt aan het vergelijken van gebruikers, uiteindelijk niets concreets uit gekomen.</text:p>
      <text:p text:style-name="P3"><text:tab/><text:tab/>-Diederik: app aangepast zodat er meer informatie van de android naar de server wordt gestuurd. Java file gemaakt die de data van de database tabel sorteerd en verwerkt en in een andere tabel stopt.</text:p>
      <text:p text:style-name="P3"><text:tab/><text:tab/>-Freddy: Werkende code in onze code krijgen. Morgen een loop in de discovery bouwen omdat hij vaak niet de eerste keer <text:s/>connectie maakt tussen twee devices.</text:p>
      <text:p text:style-name="P7"/>
      <text:p text:style-name="P7"/>
      <text:p text:style-name="P13">Dinsdag 25-Juni:</text:p>
      <text:list xml:id="list41565738" text:continue-numbering="true" text:style-name="L6">
        <text:list-item>
          <text:p text:style-name="P33">Wat gaan we doen vandaag?</text:p>
        </text:list-item>
      </text:list>
      <text:p text:style-name="P3"><text:tab/><text:tab/>-Hidde: Beetje aan vergelijken van users, poster maken</text:p>
      <text:p text:style-name="P3"><text:tab/><text:tab/>-Diederik: Vergelijken van users</text:p>
      <text:p text:style-name="P3"><text:tab/><text:tab/>-Freddy: Bluetooth verbinding</text:p>
      <text:list xml:id="list41557424" text:continue-numbering="true" text:style-name="L6">
        <text:list-item>
          <text:p text:style-name="P33">Eind van de dag → wie heeft wat afgekregen?</text:p>
        </text:list-item>
        <text:list-item>
          <text:p text:style-name="P40">Conclusie:<text:span text:style-name="Default_20_Paragraph_20_Font"><text:span text:style-name="T1"> </text:span></text:span></text:p>
        </text:list-item>
      </text:list>
      <text:p text:style-name="P3"><text:tab/><text:tab/>-Hidde: Poster gemaakt, nieuwe database aangemaakt voor vergelijken user.</text:p>
      <text:p text:style-name="P3"><text:tab/><text:tab/>-Diederik: Locatie informatie kan nu snel worden opgezocht door gebruik te maken van google api’s, vooral stadsnaam wordt nu opgezocht. Begonnen met het creëeren van de profielen database. Begonnen met het opslaan van steden informatie in profielen. Er wordt opgezocht welke steden zijn bezocht, alle bezochte steden worden in één lijst opgeslagen. Achter de steden wordt opgeslagen hoeveel procent van de totale tijd in deze steden is verbleven.</text:p>
      <text:p text:style-name="P3"><text:tab/><text:tab/>-Freddy: De connectie tussen server en client kan nu gemaakt worden. Alleen nadat er connectie is gemaakt lukt het niet meer om dit te herhalen. Het is nu gelukt om connectie te <text:soft-page-break/>maken en goed op te ruimen.</text:p>
      <text:p text:style-name="P3"/>
      <text:p text:style-name="P3"/>
      <text:p text:style-name="P3"/>
      <text:p text:style-name="P7">Woensdag 26-Juni:</text:p>
      <text:list xml:id="list41577276" text:continue-numbering="true" text:style-name="L6">
        <text:list-item>
          <text:p text:style-name="P33">Wat gaan we doen vandaag?</text:p>
        </text:list-item>
      </text:list>
      <text:p text:style-name="P3"><text:tab/><text:tab/>-Hidde: <text:s/>Poster afmaken, GUI van de app, gender button maken</text:p>
      <text:p text:style-name="P3"><text:tab/><text:tab/>-Diederik: Userdatabase maken met profiel per gebruiker,</text:p>
      <text:p text:style-name="Standard"><text:span text:style-name="Default_20_Paragraph_20_Font"><text:span text:style-name="T1"><text:tab/><text:tab/></text:span></text:span>-Freddy: Bluetooth verbinding</text:p>
      <text:list xml:id="list41559723" text:continue-numbering="true" text:style-name="L6">
        <text:list-item>
          <text:p text:style-name="P33">Eind van de dag → wie heeft wat afgekregen?</text:p>
        </text:list-item>
        <text:list-item>
          <text:p text:style-name="P33">Conclusie: <text:s/></text:p>
        </text:list-item>
      </text:list>
      <text:p text:style-name="P3"><text:tab/><text:tab/>-Hidde: Poster afgemaakt en verzonden, gender button gemaakt, splashscreen gemaakt.</text:p>
      <text:p text:style-name="P3"><text:tab/><text:tab/>-Diederik: De gebruikerstabel van de database wordt nu met de juiste informatie gevuld, het bouwen van een gebruikersprofiel werkt nu vooral met bezochte steden. Er wordt niet meer gekeken naar hoeveel procent van alle tijd de gebruikers in een stad zijn, dit gaat nu d.m.v. een counter.</text:p>
      <text:p text:style-name="P3"><text:tab/><text:tab/>-Freddy: <text:s/>Helaas zal het niet lukken om peer-to-peer metadata uit te wisselen onder de app gebruikers, omdat deze metadata te groot is. We hebben besloten om via bluetooth slechts Mac adressen uit te wisselen. Hiervoor zijn geen sockets nodig, slechts de bluetooth functies en de broadcast receiver. De sockets worden er weer uitgehaald.</text:p>
      <text:p text:style-name="P3"/>
      <text:p text:style-name="P3"/>
      <text:p text:style-name="P7">Donderdag 27 Juni: </text:p>
      <text:list xml:id="list41553629" text:continue-numbering="true" text:style-name="L6">
        <text:list-item>
          <text:p text:style-name="P33">Wat gaan we doen vandaag?</text:p>
        </text:list-item>
      </text:list>
      <text:p text:style-name="P3"><text:tab/><text:tab/>-Hidde: <text:s/>Poster afmaken, Popup als er een match is gevonden.</text:p>
      <text:p text:style-name="P3"><text:tab/><text:tab/>-Diederik: Userdatabase afmaken met profiel per gebruiker.</text:p>
      <text:p text:style-name="Standard"><text:span text:style-name="Default_20_Paragraph_20_Font"><text:span text:style-name="T1"><text:tab/></text:span></text:span><text:span text:style-name="Default_20_Paragraph_20_Font"><text:span text:style-name="T1"><text:tab/></text:span></text:span>-Freddy: Bluetooth-verbinding afmaken en implementeren.</text:p>
      <text:list xml:id="list41562825" text:continue-numbering="true" text:style-name="L6">
        <text:list-item>
          <text:p text:style-name="P33">Eind van de dag → wie heeft wat afgekregen?</text:p>
        </text:list-item>
        <text:list-item>
          <text:p text:style-name="P33">Conclusie: <text:s/></text:p>
        </text:list-item>
      </text:list>
      <text:p text:style-name="P3"><text:tab/><text:tab/>-Hidde: popup gemaakt indien match, splashscreen mooier gemaakt.</text:p>
      <text:p text:style-name="P3"><text:tab/><text:tab/>-Diederik: userdatabase is nu nauwkeuriger. Freddy geholpen met Bluetooth</text:p>
      <text:p text:style-name="P3"><text:tab/><text:tab/>-Freddy: <text:s/>De bluetooth functie werkt nu in een aparte thread. Plaatje voor splashscreen gemaakt. </text:p>
      <text:p text:style-name="P7"/>
      <text:p text:style-name="P7"/>
      <text:p text:style-name="P7"/>
      <text:p text:style-name="P4">Bronnen</text:p>
      <text:p text:style-name="P3"/>
      <text:p text:style-name="Standard"><text:span text:style-name="Default_20_Paragraph_20_Font"><text:span text:style-name="T1"><text:s/>[1]</text:span></text:span><text:a xlink:type="simple" xlink:href="http://fusion-tables-api-samples.googlecode.com/svn/trunk/FusionTablesLayerWizard/src/index.html" office:target-frame-name="_top" xlink:show="replace"><text:span text:style-name="Hyperlink"><text:span text:style-name="T1">http://fusion-tables-api-samples.googlecode.com/s</text:span></text:span></text:a><text:a xlink:type="simple" xlink:href="http://fusion-tables-api-samples.googlecode.com/svn/trunk/FusionTablesLayerWizard/src/index.html" office:target-frame-name="_top" xlink:show="replace"><text:span text:style-name="Hyperlink"><text:span text:style-name="T1">vn/trunk/FusionTablesLayerWizard/src/index.html</text:span></text:span></text:a></text:p>
      <text:p text:style-name="Standard"><text:span text:style-name="Default_20_Paragraph_20_Font"><text:span text:style-name="T1">[2]</text:span></text:span><text:a xlink:type="simple" xlink:href="http://forum.xda-developers.com/showthread.php?p=42638475"><text:span text:style-name="Default_20_Paragraph_20_Font">http://forum.xda-developers.com/showthread.php?p=42638475</text:span></text:a></text:p>
      <text:p text:style-name="Standard"><text:span text:style-name="Default_20_Paragraph_20_Font"><text:span text:style-name="T1">[3] http://developer.android.com/guide/topics/connectivity/bluetooth.html</text:span></text:span></text:p>
      <text:p text:style-name="P3"/>
      <text:p text:style-name="P4"/>
      <text:p text:style-name="P4"/>
      <text:p text:style-name="P4"/>
      <text:p text:style-name="P4"/>
      <text:p text:style-name="P4"/>
      <text:p text:style-name="P4"/>
      <text:p text:style-name="P4"/>
      <text:p text:style-name="P4"/>
      <text:p text:style-name="P4"><text:soft-page-break/></text:p>
      <text:p text:style-name="P4">Bijlage 1.</text:p>
      <text:p text:style-name="P3"/>
      <text:p text:style-name="Standard"><text:span text:style-name="Default_20_Paragraph_20_Font"><text:span text:style-name="T7"/></text:span></text:p>
      <text:p text:style-name="P3"/>
      <text:p text:style-name="P4"/>
      <text:p text:style-name="P4"/>
      <text:p text:style-name="P4">Bijlage 2.</text:p>
      <text:p text:style-name="Standard"><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Bijlage 3.</text:p>
      <text:p text:style-name="Standard"><text:span text:style-name="Default_20_Paragraph_20_Font"><text:span text:style-name="T3"/></text:span></text:p>
      <text:p text:style-name="P4"/>
      <text:p text:style-name="P4"/>
      <text:p text:style-name="P4"/>
      <text:p text:style-name="P4">Bijlage 4.</text:p>
      <text:p text:style-name="Standard"><text:span text:style-name="Default_20_Paragraph_20_Font"><text:span text:style-name="T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Zat nog in paper, ergens in stoppen</text:p>
      <text:p text:style-name="P14"/>
      <text:p text:style-name="P5"/>
      <text:p text:style-name="P6">Stappenplan:</text:p>
      <text:list xml:id="list6883888315548153140" text:style-name="L7">
        <text:list-item>
          <text:p text:style-name="P34">Server maken</text:p>
        </text:list-item>
        <text:list-item>
          <text:p text:style-name="P34">Connectie van android naar server (via wifi)</text:p>
        </text:list-item>
        <text:list-item>
          <text:p text:style-name="P34">Connectie van server naar android (via wifi)</text:p>
        </text:list-item>
        <text:list-item>
          <text:p text:style-name="P34">Connectie van android naar andoird (via bluetooth)</text:p>
        </text:list-item>
        <text:list-item>
          <text:p text:style-name="P34">Data verzending van android naar server</text:p>
        </text:list-item>
        <text:list-item>
          <text:p text:style-name="P34">Data verzending van server naar android</text:p>
        </text:list-item>
        <text:list-item>
          <text:p text:style-name="P34">Data verzending van android naar android</text:p>
        </text:list-item>
        <text:list-item>
          <text:p text:style-name="P34">App maken die locatie (via wifi) kan opslaan (google api voor locatie)</text:p>
        </text:list-item>
        <text:list-item>
          <text:p text:style-name="P34">Meta data verzameling (google api voor locatie)</text:p>
        </text:list-item>
        <text:list-item>
          <text:p text:style-name="P34"><text:soft-page-break/>Database voor meta data</text:p>
        </text:list-item>
        <text:list-item>
          <text:p text:style-name="P34">Meta data vergelijking voor match (algoritme)</text:p>
        </text:list-item>
        <text:list-item>
          <text:p text:style-name="P34">Planning van ontmoeting op basis van gegevens (voorspelling van locatie en tijd)</text:p>
        </text:list-item>
        <text:list-item>
          <text:p text:style-name="P34">GUI voor android</text:p>
        </text:list-item>
      </text:list>
      <text:p text:style-name="P3"/>
      <text:p text:style-name="P15">Planning:</text:p>
      <text:p text:style-name="P15"/>
      <table:table table:name="Tabel1" table:style-name="Tabel1">
        <table:table-column table:style-name="Tabel1.A"/>
        <table:table-column table:style-name="Tabel1.B"/>
        <table:table-column table:style-name="Tabel1.C"/>
        <table:table-row>
          <table:table-cell table:style-name="Tabel1.A1" office:value-type="string">
            <text:p text:style-name="P22">14 Juni</text:p>
          </table:table-cell>
          <table:table-cell table:style-name="Tabel1.A1" office:value-type="string">
            <text:p text:style-name="Table_20_Contents">Bluetooth connectie</text:p>
            <text:p text:style-name="Table_20_Contents">Server en android connectie</text:p>
            <text:p text:style-name="P23">Google location api en lokale database</text:p>
            <text:p text:style-name="P23">Schrijven van verslag en contact met Technology Transfer Office</text:p>
          </table:table-cell>
          <table:table-cell table:style-name="Tabel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el1.A2" office:value-type="string">
            <text:p text:style-name="P22">19 Juni</text:p>
          </table:table-cell>
          <table:table-cell table:style-name="Tabel1.A2" office:value-type="string">
            <text:p text:style-name="P23">Data logisch verpakken en verzenden</text:p>
            <text:p text:style-name="P23">Andere meta data verzameling</text:p>
            <text:p text:style-name="Table_20_Contents">Data vergelijking (algoritme)</text:p>
          </table:table-cell>
          <table:table-cell table:style-name="Tabel1.C2" office:value-type="string">
            <text:p text:style-name="Table_20_Contents">Diederik</text:p>
          </table:table-cell>
        </table:table-row>
        <table:table-row>
          <table:table-cell table:style-name="Tabel1.A2" office:value-type="string">
            <text:p text:style-name="P22">21 Juni</text:p>
          </table:table-cell>
          <table:table-cell table:style-name="Tabel1.A2" office:value-type="string">
            <text:p text:style-name="P23">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el1.C2" office:value-type="string">
            <text:p text:style-name="Table_20_Contents"/>
          </table:table-cell>
        </table:table-row>
        <table:table-row>
          <table:table-cell table:style-name="Tabel1.A2" office:value-type="string">
            <text:p text:style-name="P22">26 Juni</text:p>
          </table:table-cell>
          <table:table-cell table:style-name="Tabel1.A2" office:value-type="string">
            <text:p text:style-name="P23">Data voor server via andere persoon naar database</text:p>
            <text:p text:style-name="Table_20_Contents">Data beveiliging</text:p>
            <text:p text:style-name="Table_20_Contents">GUI opmaken, user opties</text:p>
          </table:table-cell>
          <table:table-cell table:style-name="Tabel1.C2" office:value-type="string">
            <text:p text:style-name="Table_20_Contents"/>
          </table:table-cell>
        </table:table-row>
      </table:table>
      <text:p text:style-name="P14"/>
      <text:p text:style-name="P5">Wanneer connectie:</text:p>
      <text:p text:style-name="P7">Bij elkaar in de buurt:</text:p>
      <text:p text:style-name="Standard"><text:span text:style-name="Default_20_Paragraph_20_Font"><text:span text:style-name="T11">Connectie met bluetooth of wifi. </text:span></text:span><text:span text:style-name="Default_20_Paragraph_20_Font"><text:span text:style-name="T1">Verstuur meest recente database naar andere gebruiker.</text:span></text:span></text:p>
      <text:p text:style-name="P3">Matching gebeurt op server.</text:p>
      <text:p text:style-name="P3">Bij een ontmoeting, afstand meting (door bluetooth?), daardoor weet je dat je de juiste persoon hebt.</text:p>
      <text:p text:style-name="P3">Is er een ontmoeting plaatsgevonden na een match? → dus werkt het matching patroon?</text:p>
      <text:p text:style-name="P3"/>
      <text:p text:style-name="P7">Wifi → database:</text:p>
      <text:p text:style-name="P3">Stuur meta data.</text:p>
      <text:p text:style-name="P3">Haal meest recente database op.</text:p>
      <text:p text:style-name="P3"/>
      <text:p text:style-name="P3">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3"/>
      <text:p text:style-name="P5">Gebruikers gegevens:</text:p>
      <text:p text:style-name="P3">Meta data → GPS, Bel patroon, connecties met andere personen, app gebruik</text:p>
      <text:p text:style-name="P3"/>
      <text:p text:style-name="P3">Door het kijken naar meta data wordt er alleen rekening gehouden met gedrag, niet user input. AI mogelijkheden.</text:p>
      <text:p text:style-name="P3"/>
      <text:p text:style-name="P7">Gps:</text:p>
      <text:p text:style-name="P3">Waar ben je geweest? Uni, sportschool, etc. (Patroon)</text:p>
      <text:p text:style-name="P3">Punten herkenning</text:p>
      <text:p text:style-name="P3">Hoelang ben je ergens geweest?</text:p>
      <text:p text:style-name="P3"/>
      <text:p text:style-name="Standard"><text:soft-page-break/><text:span text:style-name="Default_20_Paragraph_20_Font"><text:span text:style-name="T8">Bel patroon:</text:span></text:span><text:span text:style-name="Default_20_Paragraph_20_Font"><text:span text:style-name="T1"><text:line-break/></text:span></text:span><text:span text:style-name="Default_20_Paragraph_20_Font"><text:span text:style-name="T1">Hoelang?</text:span></text:span><text:span text:style-name="Default_20_Paragraph_20_Font"><text:span text:style-name="T1"><text:line-break/></text:span></text:span><text:span text:style-name="Default_20_Paragraph_20_Font"><text:span text:style-name="T1">Wanneer?</text:span></text:span></text:p>
      <text:p text:style-name="P3">Waar?</text:p>
      <text:p text:style-name="P3"/>
      <text:p text:style-name="P7">Connecties:</text:p>
      <text:p text:style-name="P3">Met wie ben je ergens?<text:line-break/>Hoelang ben je met iemand?</text:p>
      <text:p text:style-name="P3">Met wie maak je connectie?</text:p>
      <text:p text:style-name="P3">Wat wissel je uit?</text:p>
      <text:p text:style-name="P3"/>
      <text:p text:style-name="Standard"><text:span text:style-name="Default_20_Paragraph_20_Font"><text:span text:style-name="T8">App gebruik:</text:span></text:span><text:span text:style-name="Default_20_Paragraph_20_Font"><text:span text:style-name="T1"><text:line-break/></text:span></text:span><text:span text:style-name="Default_20_Paragraph_20_Font"><text:span text:style-name="T1">Welke app gebruikt iemand?</text:span></text:span><text:span text:style-name="Default_20_Paragraph_20_Font"><text:span text:style-name="T1"><text:line-break/></text:span></text:span><text:span text:style-name="Default_20_Paragraph_20_Font"><text:span text:style-name="T1">Hoelang gebruikt iemand deze app?</text:span></text:span></text:p>
      <text:p text:style-name="P3"/>
      <text:p text:style-name="P5">Match gevonden:</text:p>
      <text:p text:style-name="P3">Indien mensen gematched kunnen worden, kan er worden bepaald (door middel van een algoritme), wanneer deze twee mensen tijd hebben en op welke locatie het het handigst is om een ontmoeting te laten plaatsvinden, en wordt deze dus geplanned.</text:p>
      <text:p text:style-name="P3"/>
      <text:p text:style-name="P5">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5">User specificatie:</text:p>
      <text:p text:style-name="P3">Kan specificeren wat voor meeting die wil: Vriendschappelijk, blind-date, etc.</text:p>
      <text:p text:style-name="P3"/>
      <text:p text:style-name="P3"/>
      <text:p text:style-name="P3"/>
      <text:p text:style-name="P5">Extra features:</text:p>
      <text:list xml:id="list4575361744508000165" text:style-name="L8">
        <text:list-item>
          <text:p text:style-name="P35">Mensen die vaak bij elkaar in de buurt zijn kunnen data, van de server, voor elkaar meenemen en overdragen.</text:p>
        </text:list-item>
        <text:list-item>
          <text:p text:style-name="P35">Data verzending secure maken.</text:p>
        </text:list-item>
        <text:list-item>
          <text:p text:style-name="P35">User opties voor soort match (vriendschappelijk, blind-date, etc.).</text:p>
        </text:list-item>
        <text:list-item>
          <text:p text:style-name="P35">Bij ontmoeting, afstands meting tussen de twee mensen, hierdoor wordt bepaald of de ontmoeting werkelijk heeft plaats gevonden.</text:p>
        </text:list-item>
        <text:list-item>
          <text:p text:style-name="P35">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5">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 svg:font-family="'Lohit Hindi'" style:font-family-generic="system"/>
    <style:font-face style:name="OpenSymbol" svg:font-family="OpenSymbol" style:font-family-generic="system"/>
    <style:font-face style:name="DejaVu Sans Mono" svg:font-family="'DejaVu Sans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fo:language="nl" fo:country="NL" style:letter-kerning="false" style:font-name-asian="Times New Roman" style:language-asian="ja" style:country-asian="JP" style:font-name-complex="Times New Roman" style:language-complex="ar" style:country-complex="SA" fo:hyphenate="true" fo:hyphenation-remain-char-count="0" fo:hyphenation-push-char-count="0"/>
    </style:style>
    <style:style style:name="Title" style:family="paragraph" style:parent-style-name="Normal" style:next-style-name="Normal" style:class="chapter">
      <style:paragraph-properties fo:margin-top="0cm" fo:margin-bottom="0.529cm"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font-name-asian="MS Gothic" style:font-size-asian="26pt" style:font-name-complex="Mangal" style:font-size-complex="23.5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MS Gothic" style:font-style-asian="italic" style:font-name-complex="Mangal" style:font-size-complex="10.5pt" style:font-style-complex="italic"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fo:color="#17365d" style:font-name="Cambria" fo:font-size="26pt" fo:letter-spacing="0.009cm" style:letter-kerning="true" style:font-name-asian="MS Gothic"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MS Gothic" style:font-style-asian="italic" style:font-name-complex="Mangal" style:font-size-complex="10.5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hiddehensel</meta:initial-creator>
    <meta:creation-date>2013-06-10T09:29:00Z</meta:creation-date>
    <dc:date>2013-07-07T21:41:49.68</dc:date>
    <meta:print-date>2013-06-10T11:57:00Z</meta:print-date>
    <meta:editing-cycles>88</meta:editing-cycles>
    <meta:editing-duration>PT53M10S</meta:editing-duration>
    <meta:document-statistic meta:table-count="1" meta:image-count="0" meta:object-count="0" meta:page-count="13" meta:paragraph-count="243" meta:word-count="4750" meta:character-count="29690"/>
    <meta:template xlink:type="simple" xlink:actuate="onRequest" xlink:title="" xlink:href="../../AppData/Local/Temp/Stay%20connected.odt/Normal"/>
  </office:meta>
</office:document-meta>
</file>